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 style:use-optimal-column-width="true"/>
    </style:style>
    <style:style style:name="co2" style:family="table-column">
      <style:table-column-properties fo:break-before="auto" style:column-width="8.78416666666667cm" style:use-optimal-column-width="true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18.46791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PCB Location</text:p>
          </table:table-cell>
          <table:table-cell office:value-type="string" table:style-name="ce1">
            <text:p>Part</text:p>
          </table:table-cell>
          <table:table-cell office:value-type="string" table:style-name="ce1">
            <text:p>Required</text:p>
          </table:table-cell>
          <table:table-cell office:value-type="string" table:style-name="ce1">
            <text:p>Lin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RP2040 Raspberry Pi Pic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www.amazon.com/seeed-studio-Raspberry-Microcontroller-Dual-core/dp/B08TQSDP28/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2/U3</text:p>
          </table:table-cell>
          <table:table-cell office:value-type="string" table:style-name="ce1">
            <text:p>TXS0108 TSSOP-2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www.digikey.com/en/products/detail/texas-instruments/TXS0108EPWR/177530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4</text:p>
          </table:table-cell>
          <table:table-cell office:value-type="string" table:style-name="ce1">
            <text:p>74LVC4245 TSSOP-2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www.digikey.com/en/products/detail/texas-instruments/SN74LVC4245APWR/35330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2</text:p>
          </table:table-cell>
          <table:table-cell office:value-type="string" table:style-name="ce1">
            <text:p>4.7K ohm resistor (0805 SMD or Through Hole)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SMD: https://www.amazon.com/Chanzon-Resistor-Tolerance-Resistors-Certificated/dp/B08QRT5ZLW<text:s/></text:p>
          </table:table-cell>
          <table:table-cell office:value-type="string" table:style-name="ce1">
            <text:p>Through Hole: https://www.amazon.com/EDGELEC-Resistor-Tolerance-Resistance-Optional/dp/B07HDFHPP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WER</text:p>
          </table:table-cell>
          <table:table-cell office:value-type="string" table:style-name="ce1">
            <text:p>12pin FFC &amp; FPC Connectors POST PLATED VERTICAL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m.aliexpress.us/item/3256802075969962.html?gatewayAdapt=fra2usa4itemAdapt&amp;_randl_shipto=U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DROM</text:p>
          </table:table-cell>
          <table:table-cell office:value-type="string" table:style-name="ce1">
            <text:p>30pin FFC &amp; FPC Connectors POST PLATED VERTICAL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m.aliexpress.us/item/3256802075969962.html?gatewayAdapt=fra2usa4itemAdapt&amp;_randl_shipto=U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1/C2</text:p>
          </table:table-cell>
          <table:table-cell office:value-type="string" table:style-name="ce1">
            <text:p>220uf - 470uf /10v Through Hole Capacito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www.amazon.com/pcs-Panasonic-FM-Capacitors-470u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3/C4/C5/C6</text:p>
          </table:table-cell>
          <table:table-cell office:value-type="string" table:style-name="ce1">
            <text:p>0.1uf 0805 SMD Capacito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ttps://www.amazon.com/100pcs-0805-100nf-Multilayer-Ceramic-Capacitor/dp/B07P9D6W7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ISC CHANGE</text:p>
          </table:table-cell>
          <table:table-cell office:value-type="string" table:style-name="ce1">
            <text:p>6x6mm push button swit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ttps://www.amazon.com/6x6x6mm-Momentary-Push-Button-Switch/dp/B01GN79QF8/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1">
            <text:p>470 ohm resistor (0805 SMD or Through Hole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D: https://www.amazon.com/Chanzon-Resistor-Tolerance-Resistors-Certificated/dp/B08R8D13X3</text:p>
          </table:table-cell>
          <table:table-cell office:value-type="string" table:style-name="ce1">
            <text:p>Through Hole: https://www.amazon.com/EDGELEC-Resistor-Tolerance-Resistance-Optional/dp/B07HDFBR2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AD/OUT</text:p>
          </table:table-cell>
          <table:table-cell office:value-type="string" table:style-name="ce1">
            <text:p>3mm LED 9v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ttps://www.amazon.com/Transparent-Resistance-Electronics-Components-5color10pcs/dp/B09C8FWWY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SB</text:p>
          </table:table-cell>
          <table:table-cell office:value-type="string" table:style-name="ce1">
            <text:p>USB Type A Female Connec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ttps://www.amazon.com/Uxcell-Female-Socket-Connector-Pieces/dp/B00H51ELMU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John D</meta:initial-creator>
    <dc:creator>John D</dc:creator>
    <meta:creation-date>2023-05-01T17:29:30Z</meta:creation-date>
    <dc:date>2023-05-01T18:04:07Z</dc:date>
    <meta:print-date>2023-05-01T18:03:14Z</meta:print-date>
  </office:meta>
</office:document-meta>
</file>